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style:font-name="Segoe UI Semibold" fo:font-size="24pt" fo:font-style="italic" style:font-size-asian="24pt" style:font-style-asian="italic" style:font-size-complex="24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text-position="super 58%" style:font-name="Segoe UI Semibold" fo:font-size="32pt" style:font-size-asian="32pt" style:font-size-complex="32pt"/>
    </style:style>
    <style:style style:name="T6" style:family="text">
      <style:text-properties style:font-name="Segoe UI Semibol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2cm" svg:x="1.524cm" svg:y="0.762cm">
          <draw:text-box>
            <text:p text:style-name="P1"><text:span text:style-name="T1">Old Testament</text:span></text:p>
            <text:p text:style-name="P1"><text:span text:style-name="T2">Isaiah 49:1–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7.766cm" svg:x="1.524cm" svg:y="0.762cm">
          <draw:text-box>
            <text:p text:style-name="P4"><text:span text:style-name="T3">1</text:span><text:span text:style-name="T4">Listen to me, O coastlands,</text:span></text:p>
            <text:p><text:span text:style-name="T4">and give attention, you peoples from afar.</text:span></text:p>
            <text:p><text:span text:style-name="T4">The LORD called me from the womb,</text:span></text:p>
            <text:p><text:span text:style-name="T4">from the body of my mother he named my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892cm" svg:height="6.263cm" svg:x="1.524cm" svg:y="0.762cm">
          <draw:text-box>
            <text:p text:style-name="P4"><text:span text:style-name="T3">2</text:span><text:span text:style-name="T4">He made my mouth like a sharp sword;</text:span></text:p>
            <text:p><text:span text:style-name="T4">in the shadow of his hand he hid me;</text:span></text:p>
            <text:p><text:span text:style-name="T4">he made me a polished arrow;</text:span></text:p>
            <text:p><text:span text:style-name="T4">in his quiver he hid me a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2" draw:layer="layout" svg:width="24.892cm" svg:height="7.766cm" svg:x="1.524cm" svg:y="0.762cm">
          <draw:text-box>
            <text:p text:style-name="P4"><text:span text:style-name="T3">3</text:span><text:span text:style-name="T4">And he said to me, “You are my servant,</text:span></text:p>
            <text:p><text:span text:style-name="T4">Israel, in whom I will be glorified.”</text:span></text:p>
            <text:p><text:span text:style-name="T3">4</text:span><text:span text:style-name="T4">But I said, “I have labored in vain;</text:span></text:p>
            <text:p><text:span text:style-name="T4">I have spent my strength for nothing and vanity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2" draw:layer="layout" svg:width="24.892cm" svg:height="7.766cm" svg:x="1.524cm" svg:y="0.762cm">
          <draw:text-box>
            <text:p text:style-name="P4"><text:span text:style-name="T4">yet surely my right is with the LORD,</text:span></text:p>
            <text:p><text:span text:style-name="T4">and my recompense with my God.”</text:span></text:p>
            <text:p><text:span text:style-name="T3">5</text:span><text:span text:style-name="T4">And now the LORD says,</text:span></text:p>
            <text:p><text:span text:style-name="T4">he who formed me from the womb to be his servant, to bring Jacob back to him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5" draw:layer="layout" svg:width="24.892cm" svg:height="6.263cm" svg:x="1.524cm" svg:y="0.762cm">
          <draw:text-box>
            <text:p text:style-name="P4"><text:span text:style-name="T4">and that Israel might be gathered to him—</text:span></text:p>
            <text:p><text:span text:style-name="T4">for I am honored in the eyes of the LORD,</text:span></text:p>
            <text:p><text:span text:style-name="T4">and my God has become my strength—</text:span></text:p>
            <text:p><text:span text:style-name="T3">6</text:span><text:span text:style-name="T4">he says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2" draw:layer="layout" svg:width="24.892cm" svg:height="9.269cm" svg:x="1.524cm" svg:y="0.762cm">
          <draw:text-box>
            <text:p><text:span text:style-name="T4">“</text:span><text:span text:style-name="T4">It is too light a thing that you should be my servant to raise up the tribes of Jacob</text:span></text:p>
            <text:p><text:span text:style-name="T4">and to bring back the preserved of Israel;</text:span></text:p>
            <text:p><text:span text:style-name="T4">I will make you as a light for the nations,</text:span></text:p>
            <text:p><text:span text:style-name="T4">that my salvation may reach to the end of the earth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5" draw:layer="layout" svg:width="24.892cm" svg:height="6.263cm" svg:x="1.524cm" svg:y="0.762cm">
          <draw:text-box>
            <text:p><text:span text:style-name="T3">7</text:span><text:span text:style-name="T4">Thus says the LORD,</text:span></text:p>
            <text:p><text:span text:style-name="T4">the Redeemer of Israel and his Holy One,</text:span></text:p>
            <text:p><text:span text:style-name="T4">to one deeply despised, abhorred by the nation, the servant of ruler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2" draw:layer="layout" svg:width="24.892cm" svg:height="6.263cm" svg:x="1.524cm" svg:y="0.762cm">
          <draw:text-box>
            <text:p><text:span text:style-name="T4">“</text:span><text:span text:style-name="T4">Kings shall see and arise;</text:span></text:p>
            <text:p><text:span text:style-name="T4">princes, and they shall prostrate themselves;</text:span></text:p>
            <text:p><text:span text:style-name="T4">because of the LORD, who is faithful,</text:span></text:p>
            <text:p><text:span text:style-name="T4">the Holy One of Israel, who has chosen you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2" draw:layer="layout" svg:width="24.892cm" svg:height="7.766cm" svg:x="1.524cm" svg:y="0.762cm">
          <draw:text-box>
            <text:p><text:span text:style-name="T3">8</text:span><text:span text:style-name="T4">Thus says the LORD:</text:span></text:p>
            <text:p><text:span text:style-name="T4">“</text:span><text:span text:style-name="T4">In a time of favor I have answered you;</text:span></text:p>
            <text:p><text:span text:style-name="T4">in a day of salvation I have helped you;</text:span></text:p>
            <text:p><text:span text:style-name="T4">I will keep you and give you</text:span></text:p>
            <text:p><text:span text:style-name="T4">as a covenant to the peopl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" draw:text-style-name="P2" draw:layer="layout" svg:width="24.892cm" svg:height="6.263cm" svg:x="1.524cm" svg:y="0.762cm">
          <draw:text-box>
            <text:p><text:span text:style-name="T4">to establish the land,</text:span></text:p>
            <text:p><text:span text:style-name="T4">to apportion the desolate heritages,</text:span></text:p>
            <text:p><text:span text:style-name="T5">9</text:span><text:span text:style-name="T6">saying to the prisoners, ‘Come out,’</text:span></text:p>
            <text:p><text:span text:style-name="T6">to those who are in darkness, ‘Appear.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6" draw:text-style-name="P2" draw:layer="layout" svg:width="24.892cm" svg:height="3.81cm" svg:x="1.524cm" svg:y="0.762cm">
          <draw:text-box>
            <text:p><text:span text:style-name="T6">They shall feed along the ways;</text:span></text:p>
            <text:p><text:span text:style-name="T6">on all bare heights shall be their pastur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16:33:58.486000000</meta:creation-date>
    <dc:date>2017-01-11T13:13:26.501000000</dc:date>
    <meta:editing-duration>PT24M14S</meta:editing-duration>
    <meta:editing-cycles>4</meta:editing-cycles>
    <meta:generator>LibreOffice/5.2.4.2$Windows_X86_64 LibreOffice_project/3d5603e1122f0f102b62521720ab13a38a4e0eb0</meta:generator>
    <meta:document-statistic meta:object-count="57"/>
  </office:meta>
</office:document-meta>
</file>